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font-size="10.5pt"/>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86426029413200897" text:style-name="Outline">
        <text:list-item>
          <text:h text:style-name="P7" text:outline-level="1">Device-specific (unclassified) commands</text:h>
        </text:list-item>
      </text:list>
      <text:p text:style-name="P1">The commands in this section are specific to the PSU, and so are not included in the 1999.0 version of the SCPI standard. However, these commands are designed with the SCPI standard in mind, and they follow all of the command syntax rules defined by the standard.</text:p>
      <text:list xml:id="list1721011494" text:continue-numbering="true" text:style-name="Outline">
        <text:list-item>
          <text:list>
            <text:list-item>
              <text:list>
                <text:list-item>
                  <text:h text:style-name="Heading_20_3" text:outline-level="3"><text:bookmark-start text:name="__RefNumPara__11998_1238896024"/><text:bookmark text:name="apply"/>APPLy<text:bookmark-end text:name="__RefNumPara__11998_1238896024"/></text:h>
                </text:list-item>
              </text:list>
            </text:list-item>
          </text:list>
        </text:list-item>
      </text:list>
      <text:p text:style-name="Text_20_body">The APPLy command provides the most straightforward method to program the PSU remotely.</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1">Syntax</text:p>
          </table:table-cell>
          <table:table-cell table:style-name="Table39.A1" table:number-columns-spanned="4" office:value-type="string">
            <text:p text:style-name="cmd_5f_root">APPLy {&lt;channel&gt;}</text:p>
            <text:p text:style-name="cmd_5f_root">[,&lt;voltage&gt;|MINimum|MAXimum|DEF[,&lt;current&gt;|MINimum|MAXimum|DEFault]]</text:p>
            <text:p text:style-name="cmd_5f_root">APPLy? {&lt;channel&gt;}[, &lt;param&gt;]</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This command is a combination of the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Standard"/>
            <text:p text:style-name="P1">The APPLy changes the PSU’s output to the newly programmed values only if the programmed values are valid within the presently selected PSU operating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1">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P1">{&lt;channel&gt;}</text:p>
          </table:table-cell>
          <table:table-cell table:style-name="Table39.A1" office:value-type="string">
            <text:p text:style-name="P3">Discrete</text:p>
          </table:table-cell>
          <table:table-cell table:style-name="Table39.A1" office:value-type="string">
            <text:p text:style-name="P3">CH1|CH2</text:p>
          </table:table-cell>
          <table:table-cell table:style-name="Table39.A1" office:value-type="string">
            <text:p text:style-name="P3">–</text:p>
          </table:table-cell>
        </table:table-row>
        <table:table-row>
          <table:covered-table-cell/>
          <table:table-cell table:style-name="Table39.A1" office:value-type="string">
            <text:p text:style-name="P1">&lt;voltage&gt;</text:p>
          </table:table-cell>
          <table:table-cell table:style-name="Table39.A1" office:value-type="string">
            <text:p text:style-name="P3">Numeric</text:p>
          </table:table-cell>
          <table:table-cell table:style-name="Table39.A1" office:value-type="string">
            <text:p text:style-name="P4">0 to MAXimum, MIN|DEF|MAX|UP|DOWN</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current&gt;</text:p>
          </table:table-cell>
          <table:table-cell table:style-name="Table39.A1" office:value-type="string">
            <text:p text:style-name="P3">Numeric</text:p>
          </table:table-cell>
          <table:table-cell table:style-name="Table39.A1" office:value-type="string">
            <text:p text:style-name="P4">0 to MAXimum, MIN|DEF|MAX|UP|DOWN</text:p>
            <text:p text:style-name="P4"><text:span text:style-name="T1">The </text:span><text:span text:style-name="T1">MAX</text:span><text:span text:style-name="T1">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param&gt;</text:p>
          </table:table-cell>
          <table:table-cell table:style-name="Table39.A1" office:value-type="string">
            <text:p text:style-name="P3">Discrete</text:p>
          </table:table-cell>
          <table:table-cell table:style-name="Table39.A1" office:value-type="string">
            <text:p text:style-name="P3">CURR|VOLT</text:p>
          </table:table-cell>
          <table:table-cell table:style-name="Table39.A1" office:value-type="string">
            <text:p text:style-name="P3">–</text:p>
          </table:table-cell>
        </table:table-row>
        <table:table-row>
          <table:table-cell table:style-name="Table39.A1" office:value-type="string">
            <text:p text:style-name="P6">Return</text:p>
          </table:table-cell>
          <table:table-cell table:style-name="Table39.A1" table:number-columns-spanned="4" office:value-type="string">
            <text:p text:style-name="P1">APPLy? query the voltage/current of the specified channel.</text:p>
          </table:table-cell>
          <table:covered-table-cell/>
          <table:covered-table-cell/>
          <table:covered-table-cell/>
        </table:table-row>
        <table:table-row>
          <table:table-cell table:style-name="Table39.A1" office:value-type="string">
            <text:p text:style-name="P5"><text:span text:style-name="T2">Usage</text:span><text:span text:style-name="T3"> </text:span><text:span text:style-name="T2">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5">Errors</text:p>
          </table:table-cell>
          <table:table-cell table:style-name="Table39.A1" table:number-columns-spanned="4" office:value-type="string">
            <text:p text:style-name="cmd_5f_code">-221,"Power limit exceeded"</text:p>
            <text:p text:style-name="cmd_5f_code">-222,"Data out of range<text:span text:style-name="T4">"</text:span></text:p>
          </table:table-cell>
          <table:covered-table-cell/>
          <table:covered-table-cell/>
          <table:covered-table-cell/>
        </table:table-row>
        <table:table-row>
          <table:table-cell table:style-name="Table39.A1" office:value-type="string">
            <text:p text:style-name="P5">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ext:p text:style-name="Standard">TRIGger[:SEQuence]:SOURce</text:p>
          </table:table-cell>
          <table:covered-table-cell/>
          <table:covered-table-cell/>
          <table:covered-table-cell/>
        </table:table-row>
      </table:table>
      <text:list xml:id="list1772519273" text:continue-numbering="true" text:style-name="Outline">
        <text:list-item>
          <text:list>
            <text:list-item>
              <text:list>
                <text:list-item>
                  <text:h text:style-name="Heading_20_3" text:outline-level="3">DEBUG</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DEBUG?</text:p>
          </table:table-cell>
        </table:table-row>
        <table:table-row>
          <table:table-cell table:style-name="Table1.A1" office:value-type="string">
            <text:p text:style-name="P1">Description</text:p>
          </table:table-cell>
          <table:table-cell table:style-name="Table1.A1" office:value-type="string">
            <text:p text:style-name="P1">Use this command to collect various runtime information that can be used in debugging process.</text:p>
          </table:table-cell>
        </table:table-row>
        <text:soft-page-break/>
        <table:table-row>
          <table:table-cell table:style-name="Table1.A1" office:value-type="string">
            <text:p text:style-name="P5"><text:span text:style-name="T2">Usage</text:span><text:span text:style-name="T3"> </text:span><text:span text:style-name="T2">example</text:span></text:p>
          </table:table-cell>
          <table:table-cell table:style-name="Table1.A1" office:value-type="string">
            <text:p text:style-name="cmd_5f_code">DEBUG?</text:p>
            <text:p text:style-name="cmd_5f_code_20_Start">CH1 U_DAC = 0</text:p>
            <text:p text:style-name="cmd_5f_code">CH2 U_DAC = 32768</text:p>
            <text:p text:style-name="cmd_5f_code">CH1 U_MON = 0</text:p>
            <text:p text:style-name="cmd_5f_code">CH2 U_MON = 4095</text:p>
            <text:p text:style-name="cmd_5f_code">CH1 U_MON_DAC = 0</text:p>
            <text:p text:style-name="cmd_5f_code">CH2 U_MON_DAC = 16383</text:p>
            <text:p text:style-name="cmd_5f_code">CH1 I_DAC = 39321</text:p>
            <text:p text:style-name="cmd_5f_code">CH2 I_DAC = 6554</text:p>
            <text:p text:style-name="cmd_5f_code">CH1 I_MON = 0</text:p>
            <text:p text:style-name="cmd_5f_code">CH2 I_MON = 3276</text:p>
            <text:p text:style-name="cmd_5f_code">CH1 I_MON_DAC = 19660</text:p>
            <text:p text:style-name="cmd_5f_code">CH2 I_MON_DAC = 3276</text:p>
            <text:p text:style-name="cmd_5f_code">AUX TEMP = 373</text:p>
            <text:p text:style-name="cmd_5f_code">CH1 TEMP = 561</text:p>
            <text:p text:style-name="cmd_5f_code">CH2 TEMP = 373</text:p>
            <text:p text:style-name="cmd_5f_code">MAIN_LOOP_DURATION = 15998 16696 17409 / 0 0 0 / 1844 346805388</text:p>
            <text:p text:style-name="cmd_5f_code">ADC_COUNTER = 120 / 0 / 296</text:p>
          </table:table-cell>
        </table:table-row>
        <table:table-row>
          <table:table-cell table:style-name="Table1.A1" office:value-type="string">
            <text:p text:style-name="P5">Related Commands</text:p>
          </table:table-cell>
          <table:table-cell table:style-name="Table1.A1" office:value-type="string">
            <text:p text:style-name="Standard">DIAGnostic[:INFOrmation]:AD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6. Device-specific (unclassified) commands </dc:title>
    <meta:document-statistic meta:table-count="2" meta:image-count="0" meta:object-count="0" meta:page-count="2" meta:paragraph-count="85" meta:word-count="382" meta:character-count="2520"/>
    <meta:user-defined meta:name="WebPublish_HTML_Profile">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